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ita589</text:p>
          </table:table-cell>
          <table:table-cell office:value-type="string">
            <text:p>Emily Adams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rad Baker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 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office:value-type="string">
            <text:p>Felie</text:p>
          </table:table-cell>
          <table:table-cell office:value-type="string">
            <text:p>Felie Sa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ances</text:p>
          </table:table-cell>
          <table:table-cell office:value-type="string">
            <text:p>Frances Perry</text:p>
          </table:table-cell>
          <table:table-cell table:number-columns-repeated="1022"/>
        </table:table-row>
        <table:table-row table:style-name="ro1">
          <table:table-cell office:value-type="string">
            <text:p>Frank Marson</text:p>
          </table:table-cell>
          <table:table-cell office:value-type="string">
            <text:p>Frank Marson</text:p>
          </table:table-cell>
          <table:table-cell table:number-columns-repeated="1022"/>
        </table:table-row>
        <table:table-row table:style-name="ro1">
          <table:table-cell office:value-type="string">
            <text:p>Freddy bencomo</text:p>
          </table:table-cell>
          <table:table-cell office:value-type="string">
            <text:p>Freddy Bencomo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3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ugh</text:p>
          </table:table-cell>
          <table:table-cell office:value-type="string">
            <text:p>Hugh Jenkin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e Medina</text:p>
          </table:table-cell>
          <table:table-cell table:number-columns-repeated="1022"/>
        </table:table-row>
        <table:table-row table:style-name="ro1">
          <table:table-cell office:value-type="string">
            <text:p>Joel talevi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meha</text:p>
          </table:table-cell>
          <table:table-cell office:value-type="string">
            <text:p>Kameha Barnett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95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eonard Perucho</text:p>
          </table:table-cell>
          <table:table-cell office:value-type="string">
            <text:p>Leonard Perucho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44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oises</text:p>
          </table:table-cell>
          <table:table-cell table:style-name="ce1" office:value-type="string">
            <text:p>Moises Estrada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75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spool815</text:p>
          </table:table-cell>
          <table:table-cell office:value-type="string">
            <text:p>Mark Sorensen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83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2">
          <table:table-cell office:value-type="string">
            <text:p>okin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men</text:p>
          </table:table-cell>
          <table:table-cell office:value-type="string">
            <text:p>Damien Caponi</text:p>
          </table:table-cell>
          <table:table-cell table:number-columns-repeated="1022"/>
        </table:table-row>
        <table:table-row table:style-name="ro1">
          <table:table-cell office:value-type="string">
            <text:p>Kevin mclaughl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2">
          <table:table-cell office:value-type="string">
            <text:p>pauljmartinez</text:p>
          </table:table-cell>
          <table:table-cell office:value-type="string">
            <text:p>Paul Martinez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31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Ramrez</text:p>
          </table:table-cell>
          <table:table-cell office:value-type="string">
            <text:p>Robert Ramirez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n Mares</text:p>
          </table:table-cell>
          <table:table-cell office:value-type="string">
            <text:p>Ron Mar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ing zhou</text:p>
          </table:table-cell>
          <table:table-cell office:value-type="string">
            <text:p>Sing Zhou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418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3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47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08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19-11-04T08:31:36</dc:date>
    <dc:creator>Skip Perry</dc:creator>
    <meta:editing-duration>P1DT10H13M26S</meta:editing-duration>
    <meta:editing-cycles>457</meta:editing-cycles>
    <meta:document-statistic meta:table-count="1" meta:cell-count="979" meta:object-count="0"/>
  </office:meta>
</office:document-meta>
</file>